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20pt" fo:font-weight="bold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8pt" fo:font-weight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6pt" fo:font-weight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loext:padding="0in" loext:border="none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loext:padding="0in" loext:border="none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loext:padding="0in" loext:border="none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loext:padding="0in" loext:border="none"/>
    </style:style>
    <style:style style:name="P10" style:family="paragraph" style:parent-style-name="Text_20_body" style:list-style-name="L6">
      <style:paragraph-properties fo:margin-top="0in" fo:margin-bottom="0in" loext:contextual-spacing="false"/>
      <style:text-properties loext:padding="0in" loext:border="none"/>
    </style:style>
    <style:style style:name="P11" style:family="paragraph" style:parent-style-name="Text_20_body" style:list-style-name="L7">
      <style:paragraph-properties fo:margin-top="0in" fo:margin-bottom="0in" loext:contextual-spacing="false"/>
      <style:text-properties loext:padding="0in" loext:border="none"/>
    </style:style>
    <style:style style:name="P12" style:family="paragraph" style:parent-style-name="Text_20_body" style:list-style-name="L8">
      <style:paragraph-properties fo:margin-top="0in" fo:margin-bottom="0in" loext:contextual-spacing="false"/>
      <style:text-properties loext:padding="0in" loext:border="none"/>
    </style:style>
    <style:style style:name="P13" style:family="paragraph" style:parent-style-name="Text_20_body" style:list-style-name="L10">
      <style:paragraph-properties fo:margin-top="0in" fo:margin-bottom="0in" loext:contextual-spacing="false"/>
      <style:text-properties loext:padding="0in" loext:border="none"/>
    </style:style>
    <style:style style:name="P14" style:family="paragraph" style:parent-style-name="Text_20_body" style:list-style-name="L11">
      <style:paragraph-properties fo:margin-top="0in" fo:margin-bottom="0in" loext:contextual-spacing="false"/>
      <style:text-properties loext:padding="0in" loext:border="none"/>
    </style:style>
    <style:style style:name="P15" style:family="paragraph" style:parent-style-name="Text_20_body" style:list-style-name="L12">
      <style:paragraph-properties fo:margin-top="0in" fo:margin-bottom="0in" loext:contextual-spacing="false"/>
      <style:text-properties loext:padding="0in" loext:border="none"/>
    </style:style>
    <style:style style:name="P16" style:family="paragraph" style:parent-style-name="Text_20_body" style:list-style-name="L13">
      <style:paragraph-properties fo:margin-top="0in" fo:margin-bottom="0in" loext:contextual-spacing="false"/>
      <style:text-properties loext:padding="0in" loext:border="none"/>
    </style:style>
    <style:style style:name="P17" style:family="paragraph" style:parent-style-name="Text_20_body" style:list-style-name="L14">
      <style:paragraph-properties fo:margin-top="0in" fo:margin-bottom="0in" loext:contextual-spacing="false"/>
      <style:text-properties loext:padding="0in" loext:border="none"/>
    </style:style>
    <style:style style:name="P18" style:family="paragraph" style:parent-style-name="Text_20_body" style:list-style-name="L15">
      <style:paragraph-properties fo:margin-top="0in" fo:margin-bottom="0in" loext:contextual-spacing="false"/>
      <style:text-properties loext:padding="0in" loext:border="none"/>
    </style:style>
    <style:style style:name="P19" style:family="paragraph" style:parent-style-name="Text_20_body" style:list-style-name="L16">
      <style:paragraph-properties fo:margin-top="0in" fo:margin-bottom="0in" loext:contextual-spacing="false"/>
      <style:text-properties loext:padding="0in" loext:border="none"/>
    </style:style>
    <style:style style:name="P20" style:family="paragraph" style:parent-style-name="Text_20_body" style:list-style-name="L17">
      <style:paragraph-properties fo:margin-top="0in" fo:margin-bottom="0in" loext:contextual-spacing="false"/>
      <style:text-properties loext:padding="0in" loext:border="none"/>
    </style:style>
    <style:style style:name="P21" style:family="paragraph" style:parent-style-name="Text_20_body" style:list-style-name="L6">
      <style:paragraph-properties fo:margin-top="0in" fo:margin-bottom="0in" loext:contextual-spacing="false"/>
      <style:text-properties style:font-name="Calibri" fo:font-size="11pt" loext:padding="0in" loext:border="none"/>
    </style:style>
    <style:style style:name="P22" style:family="paragraph" style:parent-style-name="Text_20_body" style:list-style-name="L7">
      <style:paragraph-properties fo:margin-top="0in" fo:margin-bottom="0in" loext:contextual-spacing="false"/>
      <style:text-properties style:font-name="Calibri" fo:font-size="11pt" loext:padding="0in" loext:border="none"/>
    </style:style>
    <style:style style:name="P23" style:family="paragraph" style:parent-style-name="Text_20_body" style:list-style-name="L13">
      <style:paragraph-properties fo:margin-top="0in" fo:margin-bottom="0in" loext:contextual-spacing="false"/>
      <style:text-properties style:font-name="Calibri" fo:font-size="11pt" loext:padding="0in" loext:border="none"/>
    </style:style>
    <style:style style:name="P24" style:family="paragraph" style:parent-style-name="Text_20_body" style:list-style-name="L14">
      <style:paragraph-properties fo:margin-top="0in" fo:margin-bottom="0in" loext:contextual-spacing="false"/>
      <style:text-properties style:font-name="Calibri" fo:font-size="11pt" loext:padding="0in" loext:border="none"/>
    </style:style>
    <style:style style:name="P25" style:family="paragraph" style:parent-style-name="Text_20_body" style:list-style-name="L5">
      <style:paragraph-properties fo:margin-top="0in" fo:margin-bottom="0in" loext:contextual-spacing="false"/>
      <style:text-properties fo:font-variant="normal" fo:text-transform="none" style:font-name="Calibri" fo:font-size="11pt" fo:font-style="normal" fo:font-weight="bold" loext:padding="0in" loext:border="none"/>
    </style:style>
    <style:style style:name="P26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style:font-name="Calibri" fo:font-size="11pt" fo:font-style="normal" fo:font-weight="normal" loext:padding="0in" loext:border="none"/>
    </style:style>
    <style:style style:name="P27" style:family="paragraph" style:parent-style-name="Text_20_body" style:list-style-name="L18">
      <style:paragraph-properties fo:margin-top="0in" fo:margin-bottom="0in" loext:contextual-spacing="false"/>
      <style:text-properties fo:font-variant="normal" fo:text-transform="none" style:font-name="Calibri" fo:font-size="11pt" fo:font-style="normal" fo:font-weight="normal" loext:padding="0in" loext:border="none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bold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">
        <style:list-level-properties text:space-before="0.7409in" text:min-label-width="0.25in"/>
      </text:list-level-style-bullet>
      <text:list-level-style-bullet text:level="3" text:style-name="Bullet_20_Symbols" style:num-suffix="." text:bullet-char="">
        <style:list-level-properties text:space-before="1.2319in" text:min-label-width="0.2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">
        <style:list-level-properties text:space-before="0.7409in" text:min-label-width="0.2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el Haven Game Design Document (GDD)</text:p>
      <text:p text:style-name="P2">Version 1.1 Unity 2D</text:p>
      <text:p text:style-name="P3">1. Game Overview</text:p>
      <text:p text:style-name="P4">Genre</text:p>
      <text:list xml:id="list3628088284" text:style-name="L1">
        <text:list-item>
          <text:p text:style-name="P6"><text:span text:style-name="T1">Top-down, pixel art, real-time action combat game with a focus on pressure, control, combos, and resource management.</text:span> </text:p>
        </text:list-item>
      </text:list>
      <text:p text:style-name="P4">Core Concept</text:p>
      <text:list xml:id="list2489448091" text:style-name="L2">
        <text:list-item>
          <text:p text:style-name="P7"><text:span text:style-name="T1">Two players engage in fast-paced combat where success depends on managing two key systems: Energy (for abilities) and the Break Meter (for controlling opponents).</text:span> </text:p>
        </text:list-item>
      </text:list>
      <text:p text:style-name="P4">Player Goal</text:p>
      <text:list xml:id="list1023219321" text:style-name="L3">
        <text:list-item>
          <text:p text:style-name="P8"><text:span text:style-name="T1">Deplete the opponent's health by strategically using abilities, managing energy, and exploiting the opponent's Break Meter to maintain offensive control.</text:span> </text:p>
        </text:list-item>
      </text:list>
      <text:p text:style-name="P5"> </text:p>
      <text:p text:style-name="P3">2. Core Gameplay Mechanics</text:p>
      <text:p text:style-name="P4">2.1. Movement &amp; Controls</text:p>
      <text:list xml:id="list229991850" text:style-name="L4">
        <text:list-item>
          <text:p text:style-name="P9"><text:span text:style-name="T1">Players: Control a circle (player character) with attached weapons (rectangles/triangles)</text:span> </text:p>
        </text:list-item>
        <text:list-item>
          <text:p text:style-name="P9"><text:span text:style-name="T1">Movement: 8-directional movement</text:span> </text:p>
        </text:list-item>
        <text:list-item>
          <text:p text:style-name="P9"><text:span text:style-name="T1">Abilities: Mapped to buttons; each consumes Energy and may affect the Break Meter</text:span> </text:p>
        </text:list-item>
      </text:list>
      <text:p text:style-name="P4">2.2. State System</text:p>
      <text:p text:style-name="P2">Players can be in one of three states:</text:p>
      <text:list xml:id="list983962210" text:style-name="L5">
        <text:list-item text:start-value="1">
          <text:p text:style-name="P25">IDLE </text:p>
          <text:list>
            <text:list-item>
              <text:p text:style-name="P25">Default state </text:p>
            </text:list-item>
            <text:list-item>
              <text:p text:style-name="P25">Full control over movement and abilities </text:p>
            </text:list-item>
            <text:list-item>
              <text:p text:style-name="P25">Can initiate new actions </text:p>
            </text:list-item>
            <text:list-item>
              <text:p text:style-name="P25">Energy regenerates normally </text:p>
            </text:list-item>
          </text:list>
        </text:list-item>
        <text:list-item>
          <text:p text:style-name="P25">CASTING_CHARGING </text:p>
          <text:list>
            <text:list-item>
              <text:p text:style-name="P25">Entered when using abilities that require casting or charging </text:p>
            </text:list-item>
            <text:list-item>
              <text:p text:style-name="P25">Properties: </text:p>
              <text:list>
                <text:list-item>
                  <text:p text:style-name="P25">type: "cast" | "charge" </text:p>
                </text:list-item>
                <text:list-item>
                  <text:p text:style-name="P25">canMove: Determines if player can move while casting </text:p>
                </text:list-item>
                <text:list-item>
                  <text:p text:style-name="P25">chargeTime: Current charge duration </text:p>
                </text:list-item>
                <text:list-item>
                  <text:p text:style-name="P25">ability: Reference to ability being used </text:p>
                </text:list-item>
              </text:list>
            </text:list-item>
            <text:list-item>
              <text:p text:style-name="P25">Can be interrupted by control effects </text:p>
            </text:list-item>
            <text:list-item>
              <text:p text:style-name="P25">Energy does not regenerate during this state </text:p>
            </text:list-item>
          </text:list>
        </text:list-item>
        <text:list-item>
          <text:p text:style-name="P25">CONTROLLED </text:p>
          <text:list>
            <text:list-item>
              <text:p text:style-name="P25">Entered when affected by control effects </text:p>
            </text:list-item>
            <text:list-item>
              <text:p text:style-name="P25">Properties: </text:p>
              <text:list>
                <text:list-item>
                  <text:p text:style-name="P25">type: "stun" | "knockback" | "break" </text:p>
                </text:list-item>
                <text:list-item>
                  <text:p text:style-name="P25">duration: How long the control effect lasts </text:p>
                </text:list-item>
                <text:list-item>
                  <text:p text:style-name="P25"><text:soft-page-break/>direction: (For knockback/break) Direction of force </text:p>
                </text:list-item>
                <text:list-item>
                  <text:p text:style-name="P25">speed: (For knockback/break) Speed of movement </text:p>
                </text:list-item>
              </text:list>
            </text:list-item>
            <text:list-item>
              <text:p text:style-name="P25">Break is a special type of knockback that grants temporary invincibility </text:p>
            </text:list-item>
            <text:list-item>
              <text:p text:style-name="P25">Cannot use abilities or move freely </text:p>
            </text:list-item>
            <text:list-item>
              <text:p text:style-name="P25">Energy regeneration is paused </text:p>
            </text:list-item>
          </text:list>
        </text:list-item>
      </text:list>
      <text:p text:style-name="P4">2.3. Energy System</text:p>
      <text:list xml:id="list2974356819" text:style-name="L6">
        <text:list-item>
          <text:p text:style-name="P10"><text:span text:style-name="T1">Purpose: Resource used to activate abilities</text:span> </text:p>
        </text:list-item>
        <text:list-item>
          <text:p text:style-name="P10"><text:span text:style-name="T1">Depletion: Each ability costs a set amount of energy</text:span> </text:p>
        </text:list-item>
        <text:list-item>
          <text:p text:style-name="P10"><text:span text:style-name="T1">Passive Regeneration: Energy begins to slowly regenerate after a brief delay when abilities are not used</text:span> </text:p>
        </text:list-item>
        <text:list-item>
          <text:p text:style-name="P21">Active Restoration: </text:p>
          <text:list>
            <text:list-item>
              <text:p text:style-name="P10"><text:span text:style-name="T1">Break Trigger: Successfully causing a Break restores a flat amount of energy</text:span> </text:p>
            </text:list-item>
            <text:list-item>
              <text:p text:style-name="P10"><text:span text:style-name="T1">Combo Restoration: After landing 3 consecutive hits, every additional hit in that combo restores a flat amount of energy</text:span> </text:p>
            </text:list-item>
          </text:list>
        </text:list-item>
      </text:list>
      <text:p text:style-name="P4">2.4. Break Meter</text:p>
      <text:list xml:id="list3634916264" text:style-name="L7">
        <text:list-item>
          <text:p text:style-name="P11"><text:span text:style-name="T1">Purpose: A gauge that builds up when taking damage from certain abilities, acting as a representation of the opponent's offensive pressure</text:span> </text:p>
        </text:list-item>
        <text:list-item>
          <text:p text:style-name="P22">Filling the Meter: </text:p>
          <text:list>
            <text:list-item>
              <text:p text:style-name="P11"><text:span text:style-name="T1">Only control-based abilities (slows, knockbacks, stuns) contribute to the Break Meter</text:span> </text:p>
            </text:list-item>
          </text:list>
        </text:list-item>
        <text:list-item>
          <text:p text:style-name="P22">At 50%+ Break: </text:p>
          <text:list>
            <text:list-item>
              <text:p text:style-name="P22">Opponent becomes more vulnerable to control effects: </text:p>
              <text:list>
                <text:list-item>
                  <text:p text:style-name="P11"><text:span text:style-name="T1">Stuns and knockbacks last 1 second longer</text:span> </text:p>
                </text:list-item>
                <text:list-item>
                  <text:p text:style-name="P11"><text:span text:style-name="T1">Combo opportunities expand due to longer control windows</text:span> </text:p>
                </text:list-item>
              </text:list>
            </text:list-item>
          </text:list>
        </text:list-item>
        <text:list-item>
          <text:p text:style-name="P22">At 100% Break (Break Trigger): </text:p>
          <text:list>
            <text:list-item>
              <text:p text:style-name="P11"><text:span text:style-name="T1">Opponent enters CONTROLLED state with type "break"</text:span> </text:p>
            </text:list-item>
            <text:list-item>
              <text:p text:style-name="P11"><text:span text:style-name="T1">Includes knockback and temporary invincibility</text:span> </text:p>
            </text:list-item>
            <text:list-item>
              <text:p text:style-name="P11"><text:span text:style-name="T1">Break state cannot be interrupted</text:span> </text:p>
            </text:list-item>
            <text:list-item>
              <text:p text:style-name="P11"><text:span text:style-name="T1">Player A (attacker) regains a flat amount of energy</text:span> </text:p>
            </text:list-item>
            <text:list-item>
              <text:p text:style-name="P11"><text:span text:style-name="T1">Resets the opponent's Break Meter to 0</text:span> </text:p>
            </text:list-item>
          </text:list>
        </text:list-item>
      </text:list>
      <text:p text:style-name="P4">2.5. Combo System</text:p>
      <text:list xml:id="list398052207" text:style-name="L8">
        <text:list-item>
          <text:p text:style-name="P12"><text:span text:style-name="T1">Basic Flow: Consecutive successful hits are tracked</text:span> </text:p>
        </text:list-item>
        <text:list-item>
          <text:p text:style-name="P12"><text:span text:style-name="T1">Combo Threshold: After 3 consecutive hits, every additional hit restores a flat amount of Energy</text:span> </text:p>
        </text:list-item>
        <text:list-item>
          <text:p text:style-name="P12"><text:span text:style-name="T1">Break Influence: Higher Break Meter enhances combo control with longer stuns/knockbacks</text:span> </text:p>
        </text:list-item>
        <text:list-item>
          <text:p text:style-name="P12"><text:span text:style-name="T1">Punish Game: Players must choose between maintaining high Break pressure or triggering a Break to restore energy and reset the opponent</text:span> </text:p>
        </text:list-item>
      </text:list>
      <text:p text:style-name="P5"> </text:p>
      <text:p text:style-name="P3">3. Combat Flow</text:p>
      <text:list xml:id="list2492476847" text:style-name="L9">
        <text:list-item text:start-value="1">
          <text:p text:style-name="P26">Engage: Players use basic and special abilities to chip away at each other's health and build Break Meter </text:p>
        </text:list-item>
        <text:list-item>
          <text:p text:style-name="P26">Pressure Phase: When the opponent's Break Meter rises past 50%, the attacker gains more combo freedom through longer stuns/knockbacks </text:p>
        </text:list-item>
        <text:list-item>
          <text:p text:style-name="P26">Decision Point: </text:p>
          <text:list>
            <text:list-item>
              <text:p text:style-name="P26">Trigger the Break: Force a Break for energy restoration and reset the opponent's control </text:p>
            </text:list-item>
            <text:list-item>
              <text:p text:style-name="P26"><text:soft-page-break/>Maintain Pressure: Keep the opponent's Break Meter high to extend combo options </text:p>
            </text:list-item>
          </text:list>
        </text:list-item>
        <text:list-item>
          <text:p text:style-name="P26">Break Trigger: A successful Break knocks back the opponent, giving both players space to reset or reposition </text:p>
        </text:list-item>
      </text:list>
      <text:p text:style-name="P3">4. Player Abilities</text:p>
      <text:p text:style-name="P4">4.1 Ability Types</text:p>
      <text:list xml:id="list2011774014" text:style-name="L10">
        <text:list-item>
          <text:p text:style-name="P13"><text:span text:style-name="T2">Basic Abilities</text:span><text:span text:style-name="T1">: Quick execution, low energy cost</text:span> </text:p>
        </text:list-item>
        <text:list-item>
          <text:p text:style-name="P13"><text:span text:style-name="T2">Charge Abilities</text:span><text:span text:style-name="T1">: Hold to increase power/range</text:span> </text:p>
        </text:list-item>
        <text:list-item>
          <text:p text:style-name="P13"><text:span text:style-name="T2">Cast Abilities</text:span><text:span text:style-name="T1">: Brief casting time before effect</text:span> </text:p>
        </text:list-item>
        <text:list-item>
          <text:p text:style-name="P13"><text:span text:style-name="T2">Control Abilities</text:span><text:span text:style-name="T1">: Apply stun or knockback effects</text:span> </text:p>
        </text:list-item>
      </text:list>
      <text:p text:style-name="P4">4.2 Ability Components</text:p>
      <text:list xml:id="list2769808915" text:style-name="L11">
        <text:list-item>
          <text:p text:style-name="P14"><text:span text:style-name="T2">Hitboxes</text:span><text:span text:style-name="T1">: Separate GameObjects with their own scripts</text:span> </text:p>
        </text:list-item>
        <text:list-item>
          <text:p text:style-name="P14"><text:span text:style-name="T2">Animation</text:span><text:span text:style-name="T1">: Handled by AnimationController</text:span> </text:p>
        </text:list-item>
        <text:list-item>
          <text:p text:style-name="P14"><text:span text:style-name="T2">Effects</text:span><text:span text:style-name="T1">: Managed by AbilityManager</text:span> </text:p>
        </text:list-item>
      </text:list>
      <text:p text:style-name="P4">4.3 Ability Architecture</text:p>
      <text:list xml:id="list696670803" text:style-name="L12">
        <text:list-item>
          <text:p text:style-name="P15"><text:span text:style-name="T2">AbilityManager</text:span><text:span text:style-name="T1">: </text:span></text:p>
          <text:list>
            <text:list-item>
              <text:p text:style-name="P15"><text:span text:style-name="T1">Handles input processing</text:span> </text:p>
            </text:list-item>
            <text:list-item>
              <text:p text:style-name="P15"><text:span text:style-name="T1">Manages cooldowns</text:span> </text:p>
            </text:list-item>
            <text:list-item>
              <text:p text:style-name="P15"><text:span text:style-name="T1">Coordinates with StateManager</text:span> </text:p>
            </text:list-item>
            <text:list-item>
              <text:p text:style-name="P15"><text:span text:style-name="T1">Controls ability sequencing</text:span> </text:p>
            </text:list-item>
          </text:list>
        </text:list-item>
        <text:list-item>
          <text:p text:style-name="P15"><text:span text:style-name="T2">AbilityBase</text:span><text:span text:style-name="T1">: </text:span></text:p>
          <text:list>
            <text:list-item>
              <text:p text:style-name="P15"><text:span text:style-name="T1">StartCast()</text:span> </text:p>
            </text:list-item>
            <text:list-item>
              <text:p text:style-name="P15"><text:span text:style-name="T1">OnCastComplete()</text:span> </text:p>
            </text:list-item>
            <text:list-item>
              <text:p text:style-name="P15"><text:span text:style-name="T1">SpawnHitbox()</text:span> </text:p>
            </text:list-item>
            <text:list-item>
              <text:p text:style-name="P15"><text:span text:style-name="T1">InterruptCast()</text:span> </text:p>
            </text:list-item>
          </text:list>
        </text:list-item>
        <text:list-item>
          <text:p text:style-name="P15"><text:span text:style-name="T2">HitboxController</text:span><text:span text:style-name="T1">: </text:span></text:p>
          <text:list>
            <text:list-item>
              <text:p text:style-name="P15"><text:span text:style-name="T1">Handles collision detection</text:span> </text:p>
            </text:list-item>
            <text:list-item>
              <text:p text:style-name="P15"><text:span text:style-name="T1">Applies effects (damage, CC)</text:span> </text:p>
            </text:list-item>
            <text:list-item>
              <text:p text:style-name="P15"><text:span text:style-name="T1">Reports hits to AbilityManager</text:span> </text:p>
            </text:list-item>
          </text:list>
        </text:list-item>
      </text:list>
      <text:p text:style-name="P5"> </text:p>
      <text:p text:style-name="P3">5. Visual Feedback</text:p>
      <text:list xml:id="list2037994694" text:style-name="L13">
        <text:list-item>
          <text:p text:style-name="P16"><text:span text:style-name="T1">Break Meter Bar: Visible under the health bar, gradually fills as damage is taken</text:span> </text:p>
        </text:list-item>
        <text:list-item>
          <text:p text:style-name="P23">Break Threshold Effects: </text:p>
          <text:list>
            <text:list-item>
              <text:p text:style-name="P16"><text:span text:style-name="T1">At 50% Break, a subtle glow outlines the player to indicate vulnerability</text:span> </text:p>
            </text:list-item>
            <text:list-item>
              <text:p text:style-name="P16"><text:span text:style-name="T1">At 100% Break, a distinct effect signals the Break Trigger</text:span> </text:p>
            </text:list-item>
          </text:list>
        </text:list-item>
        <text:list-item>
          <text:p text:style-name="P16"><text:span text:style-name="T1">Energy Bar: Displays current energy. Flashes or pulses when energy is low or regenerating</text:span> </text:p>
        </text:list-item>
        <text:list-item>
          <text:p text:style-name="P16"><text:span text:style-name="T1">Combo Counter: Small UI element tracks consecutive hits</text:span> </text:p>
        </text:list-item>
      </text:list>
      <text:p text:style-name="P5"> </text:p>
      <text:p text:style-name="P3">6. Art &amp; Prototype Approach</text:p>
      <text:list xml:id="list2636680455" text:style-name="L14">
        <text:list-item>
          <text:p text:style-name="P17"><text:span text:style-name="T1">Characters: Simple circles</text:span> </text:p>
        </text:list-item>
        <text:list-item>
          <text:p text:style-name="P17"><text:soft-page-break/><text:span text:style-name="T1">Weapons: Rectangles or triangles attached to the player</text:span> </text:p>
        </text:list-item>
        <text:list-item>
          <text:p text:style-name="P17"><text:span text:style-name="T1">Arena: Flat, clean space with clear visibility</text:span> </text:p>
        </text:list-item>
        <text:list-item>
          <text:p text:style-name="P24">Effects: </text:p>
          <text:list>
            <text:list-item>
              <text:p text:style-name="P17"><text:span text:style-name="T1">Break Effects: Flashes or shockwaves upon triggering a Break</text:span> </text:p>
            </text:list-item>
            <text:list-item>
              <text:p text:style-name="P17"><text:span text:style-name="T1">Stun/Slow: Visual indicators (stars, slowing trails)</text:span> </text:p>
            </text:list-item>
            <text:list-item>
              <text:p text:style-name="P17"><text:span text:style-name="T1">Energy Gain: Small pulse effect when energy is restored</text:span> </text:p>
            </text:list-item>
          </text:list>
        </text:list-item>
      </text:list>
      <text:p text:style-name="P5"> </text:p>
      <text:p text:style-name="P3">7. AI Sparring Partner (Future Implementation)</text:p>
      <text:p text:style-name="P4">Purpose</text:p>
      <text:list xml:id="list3134771491" text:style-name="L15">
        <text:list-item>
          <text:p text:style-name="P18"><text:span text:style-name="T1">Provide a basic opponent to practice combos and Break Meter management</text:span> </text:p>
        </text:list-item>
      </text:list>
      <text:p text:style-name="P4">Behavior</text:p>
      <text:list xml:id="list4254582732" text:style-name="L16">
        <text:list-item>
          <text:p text:style-name="P19"><text:span text:style-name="T1">Basic Movement: Follows the player within a set range</text:span> </text:p>
        </text:list-item>
        <text:list-item>
          <text:p text:style-name="P19"><text:span text:style-name="T1">Simple Attacks: Random or reactionary use of basic attacks</text:span> </text:p>
        </text:list-item>
        <text:list-item>
          <text:p text:style-name="P19"><text:span text:style-name="T1">Defense: Basic evasion when Break Meter is high</text:span> </text:p>
        </text:list-item>
      </text:list>
      <text:p text:style-name="P5"> </text:p>
      <text:p text:style-name="P3">8. Design Goals</text:p>
      <text:list xml:id="list2973933132" text:style-name="L17">
        <text:list-item>
          <text:p text:style-name="P20"><text:span text:style-name="T1">Simplicity: Mechanics should feel intuitive and natural</text:span> </text:p>
        </text:list-item>
        <text:list-item>
          <text:p text:style-name="P20"><text:span text:style-name="T1">Depth: Players must make meaningful decisions in managing Energy and the Break Meter</text:span> </text:p>
        </text:list-item>
        <text:list-item>
          <text:p text:style-name="P20"><text:span text:style-name="T1">Control Focus: Reinforce the idea that managing the Break Meter creates windows of control</text:span> </text:p>
        </text:list-item>
        <text:list-item>
          <text:p text:style-name="P20"><text:span text:style-name="T1">Fluid Combat: Fast-paced but readable interactions</text:span> </text:p>
        </text:list-item>
      </text:list>
      <text:p text:style-name="P3">Implementation Notes</text:p>
      <text:list xml:id="list4034857661" text:style-name="L18">
        <text:list-item text:start-value="1">
          <text:p text:style-name="P27">State transitions must be handled through StateManager </text:p>
        </text:list-item>
        <text:list-item>
          <text:p text:style-name="P27">Ability interruption should properly clean up any spawned objects </text:p>
        </text:list-item>
        <text:list-item>
          <text:p text:style-name="P27">Break state takes priority over other control effects </text:p>
        </text:list-item>
        <text:list-item>
          <text:p text:style-name="P27">Charge abilities can be released early for minimum effect </text:p>
        </text:list-item>
      </text:list>
      <text:p text:style-name="P2">Date: 1/21/2025</text:p>
      <text:p text:style-name="Text_20_body"><office:annotation><dc:date>2025-02-20T08:13:41.463000000</dc:date><text:p>&lt;!--EndFragment--&gt;</text:p></office:annotatio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20T08:13:20.185000000</meta:creation-date>
    <dc:date>2025-02-20T08:14:08.620000000</dc:date>
    <meta:editing-duration>PT49S</meta:editing-duration>
    <meta:editing-cycles>1</meta:editing-cycles>
    <meta:document-statistic meta:table-count="0" meta:image-count="0" meta:object-count="0" meta:page-count="4" meta:paragraph-count="138" meta:word-count="975" meta:character-count="6154" meta:non-whitespace-character-count="5304"/>
    <meta:generator>LibreOffice/6.3.3.2$Windows_X86_64 LibreOffice_project/a64200df03143b798afd1ec74a12ab50359878ed</meta:generator>
  </office:meta>
</office:document-meta>
</file>